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, 'Times New Roman'"/>
    <style:font-face style:name="Wingdings" svg:font-family="Wingdings" style:font-pitch="variable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paragraph-properties fo:margin-left="0.0984in" fo:margin-right="-0.3992in" fo:text-indent="0in" style:auto-text-indent="false">
        <style:tab-stops/>
      </style:paragraph-properties>
      <style:text-properties fo:language="none" fo:country="none" style:language-asian="none" style:country-asian="non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fo:font-size="12pt" officeooo:paragraph-rsid="0004f55d" style:font-size-asian="12pt" style:font-name-complex="Arial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Calibri" fo:font-size="11pt" style:font-size-asian="11pt" style:font-name-complex="Calibri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language="none" fo:country="none" style:font-size-asian="11pt" style:language-asian="none" style:country-asian="none" style:font-name-complex="Calibri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0.5pt" fo:language="none" fo:country="none" style:font-size-asian="10.5pt" style:language-asian="none" style:country-asian="none" style:font-name-complex="Calibri" style:font-size-complex="10.5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0.5pt" style:font-size-asian="10.5pt" style:font-name-complex="Calibri" style:font-size-complex="10.5pt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Calibri" fo:font-size="10.5pt" style:font-size-asian="10.5pt" style:font-name-complex="Calibri" style:font-size-complex="10.5pt"/>
    </style:style>
    <style:style style:name="P13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14" style:family="paragraph" style:parent-style-name="Standard">
      <style:paragraph-properties fo:text-align="end" style:justify-single-word="false">
        <style:tab-stops>
          <style:tab-stop style:position="0.5909in"/>
        </style:tab-stops>
      </style:paragraph-properties>
    </style:style>
    <style:style style:name="P15" style:family="paragraph" style:parent-style-name="Standard">
      <style:text-properties fo:language="none" fo:country="none" style:language-asian="none" style:country-asian="none"/>
    </style:style>
    <style:style style:name="P16" style:family="paragraph" style:parent-style-name="Standard">
      <style:paragraph-properties fo:text-align="justify" style:justify-single-word="false"/>
      <style:text-properties fo:color="#c9211e" loext:opacity="100%" style:font-name="arial" fo:font-size="12pt" style:font-size-asian="12pt" style:font-name-complex="arial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c9211e" loext:opacity="100%" style:font-name="arial" fo:font-size="12pt" officeooo:rsid="0002e7d2" officeooo:paragraph-rsid="0002e7d2" style:font-size-asian="12pt" style:font-name-complex="arial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c9211e" loext:opacity="100%" style:font-name="arial" fo:font-size="12pt" officeooo:rsid="0004f55d" officeooo:paragraph-rsid="0004f55d" style:font-size-asian="12pt" style:font-name-complex="arial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c9211e" loext:opacity="100%" style:font-name="arial" fo:font-size="12pt" officeooo:rsid="00061953" officeooo:paragraph-rsid="00061953" style:font-size-asian="12pt" style:font-name-complex="arial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c9211e" loext:opacity="100%" style:font-name="arial" fo:font-size="12pt" fo:language="ca" fo:country="ES" officeooo:rsid="00047ce6" officeooo:paragraph-rsid="00047ce6" style:font-name-asian="Times New Roman" style:font-size-asian="12pt" style:language-asian="zh" style:country-asian="CN" style:font-name-complex="arial" style:font-size-complex="12pt" style:language-complex="ar" style:country-complex="SA"/>
    </style:style>
    <style:style style:name="P21" style:family="paragraph" style:parent-style-name="Standard">
      <style:paragraph-properties fo:text-align="justify" style:justify-single-word="false"/>
      <style:text-properties fo:color="#c9211e" loext:opacity="100%" style:font-name="Calibri" fo:font-size="11pt" fo:language="none" fo:country="none" officeooo:rsid="00061953" officeooo:paragraph-rsid="00061953" style:font-size-asian="11pt" style:language-asian="none" style:country-asian="none" style:font-name-complex="Calibri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officeooo:rsid="00047ce6"/>
    </style:style>
    <style:style style:name="T6" style:family="text">
      <style:text-properties officeooo:rsid="0004be80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04be80"/>
    </style:style>
    <style:style style:name="T9" style:family="text">
      <style:text-properties fo:color="#c9211e" loext:opacity="100%" officeooo:rsid="0004f55d"/>
    </style:style>
    <style:style style:name="T10" style:family="text">
      <style:text-properties officeooo:rsid="000619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LA GESTIÓ DE LA PREVENCIÓ A L’EMPRESA</text:span></text:p>
      <text:p text:style-name="P2"/>
      <text:p text:style-name="Standard"><text:span text:style-name="T3">1. </text:span><text:span text:style-name="T4">Indiqueu <text:s/>amb les vostres paraules les diferents maneres d'organitzar la gestió de la prevenció a l’empresa.</text:span></text:p>
      <text:p text:style-name="P4"/>
      <text:p text:style-name="P4"/>
      <text:p text:style-name="P4">2. Indica quina modalitat d'organització de la prevenció seria més adequada en cadascun dels següents casos:</text:p>
      <text:p text:style-name="P4"/>
      <text:p text:style-name="P4">a) Una botiga de roba amb 10 treballadores la propietària de les quals està tot el dia a la botiga i té la formació en prevenció de riscos de nivell bàsic.</text:p>
      <text:p text:style-name="P4">b) Un supermercat amb 8 centres de treball que sumen en total 560 treballadors.</text:p>
      <text:p text:style-name="P4">c) Diverses empreses situades en el mateix centre comercial volen assumir entre totes elles conjuntament la prevenció de riscos.</text:p>
      <text:p text:style-name="P4">d) Una empresa pirotècnica amb 290 treballadors.</text:p>
      <text:p text:style-name="P4">e) Una empresa de teles amb 30 treballadors que prefereix que la prevenció s'assumisca internament per l'empresa.</text:p>
      <text:p text:style-name="P4">f) Una empresa instal·ladora d'alta tensió amb 360 treballadors.</text:p>
      <text:p text:style-name="P4"/>
      <text:p text:style-name="P3"><text:span text:style-name="T4">3. De les formes d'organització , Quina creieu què és la més adient per una xicoteta empresa del vostre futur treball (sector informàtica) <text:s/>Justifiqueu la vostra resposta</text:span></text:p>
      <text:p text:style-name="P4"/>
      <text:p text:style-name="P4">4. En els últims dies una empresa ha patit els següents accidents de treball:</text:p>
      <text:p text:style-name="P4">Un accident molt greu amb un treballador mort.</text:p>
      <text:p text:style-name="P4">Un accident blanc amb despreniment d'una cornisa.</text:p>
      <text:p text:style-name="P4">Un accident greu amb un treballador que estarà de baixa 2 mesos.</text:p>
      <text:p text:style-name="P4">Un accident lleu repetitiu.</text:p>
      <text:p text:style-name="P4"/>
      <text:p text:style-name="P4">a) Quins accidents han de notificar-se al Ministeri de Treball?</text:p>
      <text:p text:style-name="P17">L’accident amb el treballador mort</text:p>
      <text:p text:style-name="P17">Accident blanc amb despreniment de cornisa</text:p>
      <text:p text:style-name="P17">Accident greu amb un treballador que estarà de baixa 2 mesos</text:p>
      <text:p text:style-name="P4">b) Com es notifiquen els accidents?</text:p>
      <text:p text:style-name="P17">Via online per mig del Sistema de Declaració Electrònic de Treball ‘Delt@’, del ministeri de treball.</text:p>
      <text:p text:style-name="P4">c) Com es diu el mètode més utilitzat per a investigar els accidents de treball?</text:p>
      <text:p text:style-name="P20">L’INSHT <text:span text:style-name="T6">recomienda el orden en el que se deben investigar los accidentes de trabajo.</text:span></text:p>
      <text:p text:style-name="P4">d) Calcula els índexs de sinistralitat d'aquesta empresa tenint en compte la següent informació:</text:p>
      <text:p text:style-name="P4">Durant l'any en l'empresa s'han realitzat 150.000 hores de treball.</text:p>
      <text:p text:style-name="P4">L'any s'han produït 10 accidents amb baixa.</text:p>
      <text:p text:style-name="P4">S'han perdut 50 dies de treball a causa dels accidents.</text:p>
      <text:p text:style-name="P4"/>
      <text:p text:style-name="P16">Í<text:span text:style-name="T5">ndex de frecuència: 66.6666667</text:span></text:p>
      <text:p text:style-name="P16">Í<text:span text:style-name="T5">ndex de gravetat: </text:span><text:span text:style-name="T6">0.333333333</text:span></text:p>
      <text:p text:style-name="P4"><text:span text:style-name="T7">Í</text:span><text:span text:style-name="T8">ndex de durada mitja: 5</text:span></text:p>
      <text:p text:style-name="P5"><text:soft-page-break/>5. Per què a les empreses els convé invertir en prevenció de riscos laborals?. Quins són els diferents costos que té per a una empresa la sinistralitat laboral?</text:p>
      <text:p text:style-name="P6"><text:span text:style-name="T9">En caso de no cumplir con la prevención de los riscos laborales, se les impone ciertas sanciones a la empresa.</text:span></text:p>
      <text:p text:style-name="P6"><text:span text:style-name="T9"/></text:p>
      <text:p text:style-name="P3"><text:span text:style-name="T4">6. Defineix què són els delegats de prevenció i els Comitès de seguretat i salut en les empreses, i les seues competències.</text:span></text:p>
      <text:p text:style-name="P3"><text:span text:style-name="T4">Penseu què és important què els treballadors participin en matèria de prevenció en l'empresa?. Justifica la teva resposta.</text:span></text:p>
      <text:p text:style-name="P18">Els delegats de prevenció, els Comitès de seguretat i salut <text:span text:style-name="T10">son representants escollits específicament per exercir les tasques relacionades en la prevenció de riscos en el treball.</text:span></text:p>
      <text:p text:style-name="P19">Jo crec que si es important, ja que els treballadors son els que millor saben el que necesiten o el que esta fallant en el treball</text:p>
      <text:p text:style-name="P4"/>
      <text:p text:style-name="P3"><text:span text:style-name="T4">7. Explica en les teues paraules quin és l’organisme encarregat de la prevenció de riscos en la Comunitat Valenciana.</text:span></text:p>
      <text:p text:style-name="P21">L’organisme encarregat de la prevenció de riscos en la Comunitat Valenciana es el Instituto Valenciano de Seguridad y Salud en el Trabajo (INVASSAT.)</text:p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10"/>
      <text:p text:style-name="P10"/>
      <text:p text:style-name="P11"/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, 'Times New Roman'"/>
    <style:font-face style:name="Wingdings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size-complex="11pt" style:font-weight-complex="bold"/>
    </style:style>
    <style:style style:name="Encapçalament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'Times New Roman'" style:font-pitch-complex="variable" style:font-size-complex="14pt"/>
    </style:style>
    <style:style style:name="L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line-height="120%" fo:orphans="0" fo:widows="0" fo:hyphenation-ladder-count="no-limit" style:text-autospace="none" style:vertical-align="middle" style:writing-mode="lr-tb"/>
      <style:text-properties fo:color="#000000" loext:opacity="100%" style:font-name="Times-Roman" fo:font-family="Times-Roman, 'Times New Roman'" fo:font-size="12pt" style:rfc-language-tag="es-ES-u-co-trad" fo:language="es" fo:country="ES" style:font-name-asian="Cambria" style:font-family-asian="Cambria" style:font-family-generic-asian="roman" style:font-pitch-asian="variable" style:font-size-asian="12pt" style:language-asian="zh" style:country-asian="CN" style:font-name-complex="Times-Roman" style:font-family-complex="Times-Roman, 'Times New Roman'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1972in" fo:margin-right="0in" fo:text-indent="0in" style:auto-text-indent="false"/>
      <style:text-properties fo:font-size="14pt" style:font-size-asian="14pt" style:font-size-complex="11pt"/>
    </style:style>
    <style:style style:name="Text_20_de_20_globus" style:display-name="Text de globu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ingut_20_de_20_la_20_taula" style:display-name="Contingut de la taula" style:family="paragraph" style:parent-style-name="Standard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gut_20_del_20_marc" style:display-name="Contingut del marc" style:family="paragraph" style:parent-style-name="Standard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Tipus_20_de_20_lletra_20_per_20_defecte_20_del_20_paràgraf" style:display-name="Tipus de lletra per defecte del paràgraf" style:family="text"/>
    <style:style style:name="WW8Num3z0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Tipus_20_de_20_lletra_20_per_20_defecte_20_del_20_paràgraf1" style:display-name="Tipus de lletra per defecte del paràgraf1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uente_20_de_20_párrafo_20_predeter." style:display-name="Fuente de párrafo predeter." style:family="text"/>
    <style:style style:name="Peu_20_Car" style:display-name="Peu C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ext_20_de_20_globus_20_Car" style:display-name="Text de globu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.0984in" fo:margin-right="-0.3992in" fo:text-indent="0in" style:auto-text-indent="false">
        <style:tab-stops/>
      </style:paragraph-properties>
      <style:text-properties fo:language="none" fo:country="none" style:language-asian="none" style:country-asian="none"/>
    </style:style>
    <style:style style:name="MP2" style:family="paragraph" style:parent-style-name="Standard">
      <style:text-properties fo:language="none" fo:country="none" style:language-asian="none" style:country-asian="none"/>
    </style:style>
    <style:style style:name="MP3" style:family="paragraph" style:parent-style-name="Standard">
      <style:paragraph-properties fo:text-align="end" style:justify-single-word="false">
        <style:tab-stops>
          <style:tab-stop style:position="0.5909in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984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Nom i Cognoms: </text:p>
      </style:header>
      <style:footer>
        <text:p text:style-name="MP3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om</dc:title>
    <meta:initial-creator>-</meta:initial-creator>
    <meta:creation-date>2012-07-17T15:32:00</meta:creation-date>
    <dc:date>2021-11-09T17:25:13.604242962</dc:date>
    <meta:print-date>2018-10-29T12:38:00</meta:print-date>
    <meta:editing-cycles>7</meta:editing-cycles>
    <meta:editing-duration>PT2H51M22S</meta:editing-duration>
    <meta:document-statistic meta:table-count="0" meta:image-count="0" meta:object-count="0" meta:page-count="5" meta:paragraph-count="40" meta:word-count="532" meta:character-count="3228" meta:non-whitespace-character-count="2731"/>
    <meta:generator>LibreOffice/7.2.2.2$Linux_X86_64 LibreOffice_project/20$Build-2</meta:generator>
  </office:meta>
</office:document-meta>
</file>